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Arial Narrow" svg:font-family="'Arial Narrow'" style:font-family-generic="swiss" style:font-pitch="variable"/>
    <style:font-face style:name="Arial1" svg:font-family="Arial, sans-serif"/>
    <style:font-face style:name="Calibri" svg:font-family="Calibri, Arial, Helvetica"/>
    <style:font-face style:name="Calibri Light" svg:font-family="'Calibri Light'" style:font-family-generic="swiss" style:font-pitch="variable"/>
    <style:font-face style:name="Calibri Light1" svg:font-family="'Calibri Light', sans-serif"/>
    <style:font-face style:name="Calibri1" svg:font-family="Calibri, sans-serif"/>
    <style:font-face style:name="Comic Sans MS" svg:font-family="'Comic Sans MS'" style:font-family-generic="script" style:font-pitch="variable"/>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svg:font-family="'Proxima Nova'"/>
    <style:font-face style:name="Proxima Nova SemiBold" svg:font-family="'Proxima Nova SemiBold', Helvetica, Arial, sans-serif"/>
    <style:font-face style:name="Verdana" svg:font-family="Verdana"/>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omic Sans MS" fo:font-size="13pt" style:font-size-asian="13pt" style:font-size-complex="13pt"/>
    </style:style>
    <style:style style:name="P3" style:family="paragraph" style:parent-style-name="Text_20_body">
      <style:paragraph-properties fo:margin-left="0in" fo:margin-right="0in" fo:orphans="2" fo:widows="2" fo:text-indent="0in" style:auto-text-indent="false"/>
    </style:style>
    <style:style style:name="P4" style:family="paragraph" style:parent-style-name="Text_20_body">
      <style:paragraph-properties fo:margin-left="0in" fo:margin-right="0in" fo:margin-top="0in" fo:margin-bottom="0in" style:contextual-spacing="false" fo:orphans="2" fo:widows="2" fo:text-indent="0in" style:auto-text-indent="false"/>
    </style:style>
    <style:style style:name="P5" style:family="paragraph" style:parent-style-name="Text_20_body">
      <style:paragraph-properties fo:margin-left="0.25in" fo:margin-right="0in" fo:margin-top="0in" fo:margin-bottom="0in" style:contextual-spacing="false" fo:orphans="2" fo:widows="2" fo:text-indent="0in" style:auto-text-indent="false"/>
    </style:style>
    <style:style style:name="P6" style:family="paragraph" style:parent-style-name="Text_20_body">
      <style:paragraph-properties fo:margin-left="0.1252in" fo:margin-right="0in" fo:orphans="2" fo:widows="2" fo:text-indent="0in" style:auto-text-indent="false"/>
      <style:text-properties fo:font-variant="normal" fo:text-transform="none" fo:color="#000000" loext:opacity="100%" style:font-name="Arial" fo:font-size="12pt" fo:letter-spacing="normal" fo:font-style="normal" fo:font-weight="normal"/>
    </style:style>
    <style:style style:name="P7" style:family="paragraph" style:parent-style-name="Text_20_body" style:list-style-name="L1">
      <style:paragraph-properties fo:margin-left="0.1252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8" style:family="paragraph" style:parent-style-name="Text_20_body" style:list-style-name="L1">
      <style:paragraph-properties fo:margin-left="0.1252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9" style:family="paragraph" style:parent-style-name="Text_20_body" style:list-style-name="L2">
      <style:paragraph-properties fo:margin-left="0.1252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0" style:family="paragraph" style:parent-style-name="Text_20_body" style:list-style-name="L2">
      <style:paragraph-properties fo:margin-left="0.1252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1" style:family="paragraph" style:parent-style-name="Text_20_body" style:list-style-name="L3">
      <style:paragraph-properties fo:margin-left="0.1252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2" style:family="paragraph" style:parent-style-name="Text_20_body" style:list-style-name="L3">
      <style:paragraph-properties fo:margin-left="0.1252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3" style:family="paragraph" style:parent-style-name="Text_20_body">
      <style:paragraph-properties fo:margin-left="0.1252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4" style:family="paragraph" style:parent-style-name="Text_20_body">
      <style:paragraph-properties fo:margin-left="0.25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5" style:family="paragraph" style:parent-style-name="Text_20_body" style:list-style-name="L6">
      <style:paragraph-properties fo:margin-left="0.1252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6" style:family="paragraph" style:parent-style-name="Text_20_body" style:list-style-name="L6">
      <style:paragraph-properties fo:margin-left="0.1252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7" style:family="paragraph" style:parent-style-name="Text_20_body">
      <style:paragraph-properties fo:margin-left="0in" fo:margin-right="0in" fo:orphans="2" fo:widows="2"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8" style:family="paragraph" style:parent-style-name="Text_20_body">
      <style:paragraph-properties fo:margin-left="0in" fo:margin-right="0in" fo:margin-top="0in" fo:margin-bottom="0in" style:contextual-spacing="false" fo:line-height="120%" fo:text-indent="0in" style:auto-text-indent="false"/>
      <style:text-properties fo:font-variant="normal" fo:text-transform="none" fo:color="#000000" loext:opacity="100%" style:font-name="Comic Sans MS" fo:font-size="13pt" fo:letter-spacing="normal" fo:font-style="normal" fo:font-weight="normal" style:font-size-asian="13pt" style:font-size-complex="13pt"/>
    </style:style>
    <style:style style:name="P19" style:family="paragraph" style:parent-style-name="Text_20_body" style:list-style-name="L7">
      <loext:graphic-properties draw:fill="none" draw:fill-color="#ffffff" draw:opacity="100%"/>
      <style:paragraph-properties fo:margin-left="0in" fo:margin-right="0in" fo:margin-top="0in" fo:margin-bottom="0.1in" style:contextual-spacing="false" style:line-height-at-least="0.2in" fo:orphans="2" fo:widows="2" fo:text-indent="0in" style:auto-text-indent="false" fo:background-color="transparent" fo:padding="0in" fo:border="none"/>
      <style:text-properties fo:font-variant="normal" fo:text-transform="none" fo:color="#000000" loext:opacity="100%" style:font-name="Comic Sans MS" fo:font-size="13pt" fo:letter-spacing="normal" fo:font-style="normal" fo:font-weight="normal" style:font-size-asian="13pt" style:font-size-complex="13pt"/>
    </style:style>
    <style:style style:name="P20" style:family="paragraph" style:parent-style-name="Text_20_body" style:list-style-name="L8">
      <loext:graphic-properties draw:fill="none" draw:fill-color="#ffffff" draw:opacity="100%"/>
      <style:paragraph-properties fo:margin-left="0in" fo:margin-right="0in" fo:margin-top="0in" fo:margin-bottom="0.1in" style:contextual-spacing="false" style:line-height-at-least="0.2in" fo:orphans="2" fo:widows="2" fo:text-indent="0in" style:auto-text-indent="false" fo:background-color="transparent" fo:padding="0in" fo:border="none"/>
      <style:text-properties fo:font-variant="normal" fo:text-transform="none" fo:color="#000000" loext:opacity="100%" style:font-name="Comic Sans MS" fo:font-size="13pt" fo:letter-spacing="normal" fo:font-style="normal" fo:font-weight="normal" style:font-size-asian="13pt" style:font-size-complex="13pt"/>
    </style:style>
    <style:style style:name="P21" style:family="paragraph" style:parent-style-name="Text_20_body">
      <style:paragraph-properties fo:margin-left="0in" fo:margin-right="0in" fo:margin-top="0in" fo:margin-bottom="0in" style:contextual-spacing="false" fo:line-height="120%" fo:text-indent="0in" style:auto-text-indent="false"/>
      <style:text-properties fo:font-variant="normal" fo:text-transform="none" fo:color="#000000" loext:opacity="100%" style:font-name="Comic Sans MS" fo:font-size="13pt" fo:letter-spacing="normal" fo:language="en" fo:country="US" fo:font-style="normal" fo:font-weight="bold" style:font-size-asian="13pt" style:font-size-complex="13pt"/>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loext:opacity="100%" style:font-name="Comic Sans MS" fo:font-size="13pt" fo:letter-spacing="normal" fo:language="en" fo:country="US" fo:font-style="normal" fo:font-weight="bold" style:font-size-asian="13pt" style:font-size-complex="13pt"/>
    </style:style>
    <style:style style:name="P23"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Comic Sans MS" fo:font-size="13pt" fo:letter-spacing="normal" fo:language="en" fo:country="IN" fo:font-style="normal" fo:font-weight="normal" style:font-size-asian="13pt" style:font-size-complex="13pt"/>
    </style:style>
    <style:style style:name="P24" style:family="paragraph" style:parent-style-name="Text_20_body" style:list-style-name="L4">
      <style:paragraph-properties fo:margin-left="0in" fo:margin-right="0in" fo:margin-top="0in" fo:margin-bottom="0.111in" style:contextual-spacing="false" fo:orphans="2" fo:widows="2" fo:text-indent="0in" style:auto-text-indent="false" fo:padding="0in" fo:border="none"/>
      <style:text-properties fo:font-variant="normal" fo:text-transform="none" fo:color="#000000" loext:opacity="100%" style:font-name="Comic Sans MS" fo:font-size="13pt" fo:letter-spacing="normal" fo:language="en" fo:country="IN" fo:font-style="normal" fo:font-weight="normal" style:font-size-asian="13pt" style:font-size-complex="13pt"/>
    </style:style>
    <style:style style:name="P25" style:family="paragraph" style:parent-style-name="Text_20_body" style:list-style-name="L4">
      <style:paragraph-properties fo:margin-left="0in" fo:margin-right="0in" fo:margin-top="0.0626in" fo:margin-bottom="0.111in" style:contextual-spacing="false" fo:orphans="2" fo:widows="2" fo:text-indent="0in" style:auto-text-indent="false" fo:padding="0in" fo:border="none"/>
      <style:text-properties fo:font-variant="normal" fo:text-transform="none" fo:color="#000000" loext:opacity="100%" style:font-name="Comic Sans MS" fo:font-size="13pt" fo:letter-spacing="normal" fo:language="en" fo:country="IN" fo:font-style="normal" fo:font-weight="normal" style:font-size-asian="13pt" style:font-size-complex="13pt"/>
    </style:style>
    <style:style style:name="P26" style:family="paragraph" style:parent-style-name="Text_20_body" style:list-style-name="L5">
      <style:paragraph-properties fo:margin-left="0in" fo:margin-right="0in" fo:margin-top="0in" fo:margin-bottom="0.111in" style:contextual-spacing="false" fo:orphans="2" fo:widows="2" fo:text-indent="0in" style:auto-text-indent="false" fo:padding="0in" fo:border="none"/>
      <style:text-properties fo:font-variant="normal" fo:text-transform="none" fo:color="#000000" loext:opacity="100%" style:font-name="Comic Sans MS" fo:font-size="13pt" fo:letter-spacing="normal" fo:language="en" fo:country="IN" fo:font-style="normal" fo:font-weight="normal" fo:background-color="#ffff00" style:font-size-asian="13pt" style:font-size-complex="13pt"/>
    </style:style>
    <style:style style:name="P27" style:family="paragraph" style:parent-style-name="Text_20_body" style:list-style-name="L5">
      <style:paragraph-properties fo:margin-left="0in" fo:margin-right="0in" fo:margin-top="0.0626in" fo:margin-bottom="0.111in" style:contextual-spacing="false" fo:orphans="2" fo:widows="2" fo:text-indent="0in" style:auto-text-indent="false" fo:padding="0in" fo:border="none"/>
      <style:text-properties fo:font-variant="normal" fo:text-transform="none" fo:color="#000000" loext:opacity="100%" style:font-name="Comic Sans MS" fo:font-size="13pt" fo:letter-spacing="normal" fo:language="en" fo:country="IN" fo:font-style="normal" fo:font-weight="normal" fo:background-color="#ffff00" style:font-size-asian="13pt" style:font-size-complex="13pt"/>
    </style:style>
    <style:style style:name="P28" style:family="paragraph" style:parent-style-name="Text_20_body">
      <style:paragraph-properties fo:margin-left="0in" fo:margin-right="0in" fo:margin-top="0in" fo:margin-bottom="0in" style:contextual-spacing="false" fo:line-height="120%" fo:text-indent="0in" style:auto-text-indent="false"/>
      <style:text-properties fo:font-variant="normal" fo:text-transform="none" fo:color="#000000" loext:opacity="100%" style:font-name="Comic Sans MS" fo:font-size="13pt" fo:letter-spacing="normal" style:font-size-asian="13pt" style:font-size-complex="13pt"/>
    </style:style>
    <style:style style:name="P2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Comic Sans MS" fo:font-size="13pt" fo:letter-spacing="normal" style:font-size-asian="13pt" style:font-size-complex="13pt"/>
    </style:style>
    <style:style style:name="P30" style:family="paragraph" style:parent-style-name="Text_20_body">
      <style:paragraph-properties fo:margin-left="0in" fo:margin-right="0in" fo:margin-top="0in" fo:margin-bottom="0in" style:contextual-spacing="false" fo:line-height="120%" fo:text-indent="0in" style:auto-text-indent="false"/>
    </style:style>
    <style:style style:name="P31" style:family="paragraph" style:parent-style-name="Text_20_body">
      <style:paragraph-properties fo:margin-left="0in" fo:margin-right="0in" fo:margin-top="0in" fo:margin-bottom="0in" style:contextual-spacing="false" fo:line-height="120%" fo:text-indent="0in" style:auto-text-indent="false"/>
      <style:text-properties fo:color="#000000" loext:opacity="100%" style:font-name="Comic Sans MS" fo:font-size="13pt" style:font-size-asian="13pt" style:font-size-complex="13pt"/>
    </style:style>
    <style:style style:name="P32" style:family="paragraph" style:parent-style-name="Text_20_body">
      <loext:graphic-properties draw:fill="solid" draw:fill-color="#181a1b" draw:opacity="100%"/>
      <style:paragraph-properties fo:margin-left="0in" fo:margin-right="0in" fo:margin-top="0in" fo:margin-bottom="0in" style:contextual-spacing="false" style:line-height-at-least="0.2in" fo:orphans="2" fo:widows="2" fo:text-indent="0in" style:auto-text-indent="false" fo:background-color="#181a1b" fo:padding="0in" fo:border="none"/>
    </style:style>
    <style:style style:name="T1" style:family="text">
      <style:text-properties fo:font-style="normal" fo:font-weight="normal"/>
    </style:style>
    <style:style style:name="T2" style:family="text">
      <style:text-properties fo:font-variant="normal" fo:text-transform="none" fo:color="#d3cfc9" loext:opacity="100%" style:font-name="Arial" fo:font-size="12pt" fo:letter-spacing="normal" fo:font-style="normal" fo:font-weight="normal"/>
    </style:style>
    <style:style style:name="T3" style:family="text">
      <style:text-properties fo:font-variant="normal" fo:text-transform="none" fo:color="#d3cfc9" loext:opacity="100%" style:font-name="Google Sans" fo:font-size="13.1999998092651pt" fo:letter-spacing="normal" fo:font-style="normal" fo:font-weight="normal"/>
    </style:style>
    <style:style style:name="T4" style:family="text">
      <style:text-properties fo:font-variant="normal" fo:text-transform="none" fo:color="#d3cfc9" loext:opacity="100%" style:font-name="Calibri" fo:font-size="8.39999961853027pt" fo:letter-spacing="normal" fo:font-style="normal" fo:font-weight="normal"/>
    </style:style>
    <style:style style:name="T5" style:family="text">
      <style:text-properties fo:font-variant="normal" fo:text-transform="none" fo:color="#d3cfc9" loext:opacity="100%" fo:letter-spacing="normal"/>
    </style:style>
    <style:style style:name="T6" style:family="text">
      <style:text-properties fo:font-variant="normal" fo:text-transform="none" style:font-name="Arial" fo:font-size="12pt" fo:letter-spacing="normal" fo:font-style="normal" fo:font-weight="normal"/>
    </style:style>
    <style:style style:name="T7" style:family="text">
      <style:text-properties fo:font-variant="normal" fo:text-transform="none" style:font-name="Arial" fo:letter-spacing="normal" fo:font-style="normal" fo:font-weight="normal"/>
    </style:style>
    <style:style style:name="T8" style:family="text">
      <style:text-properties fo:font-variant="normal" fo:text-transform="none" style:font-name="Arial" fo:font-size="13pt" fo:letter-spacing="normal" fo:font-style="normal" fo:font-weight="normal" style:font-size-asian="13pt" style:font-size-complex="13pt"/>
    </style:style>
    <style:style style:name="T9" style:family="text">
      <style:text-properties fo:font-variant="normal" fo:text-transform="none" fo:color="#000000" loext:opacity="100%" style:font-name="Arial" fo:font-size="12pt" fo:letter-spacing="normal" fo:font-style="normal" fo:font-weight="normal"/>
    </style:style>
    <style:style style:name="T10" style:family="text">
      <style:text-properties fo:font-variant="normal" fo:text-transform="none" fo:color="#000000" loext:opacity="100%" style:font-name="Arial" fo:letter-spacing="normal" fo:font-style="normal" fo:font-weight="normal"/>
    </style:style>
    <style:style style:name="T11" style:family="text">
      <style:text-properties fo:font-variant="normal" fo:text-transform="none" fo:color="#000000" loext:opacity="100%" style:font-name="Arial" fo:font-size="13pt" fo:letter-spacing="normal" fo:font-style="normal" fo:font-weight="normal" style:font-size-asian="13pt" style:font-size-complex="13pt"/>
    </style:style>
    <style:style style:name="T12" style:family="text">
      <style:text-properties fo:font-variant="normal" fo:text-transform="none" fo:color="#000000" loext:opacity="100%" style:font-name="Google Sans" fo:font-size="13.1999998092651pt" fo:letter-spacing="normal" fo:font-style="normal" fo:font-weight="normal"/>
    </style:style>
    <style:style style:name="T13" style:family="text">
      <style:text-properties fo:font-variant="normal" fo:text-transform="none" fo:color="#000000" loext:opacity="100%" style:font-name="Google Sans" fo:letter-spacing="normal" fo:font-style="normal" fo:font-weight="normal"/>
    </style:style>
    <style:style style:name="T14" style:family="text">
      <style:text-properties fo:font-variant="normal" fo:text-transform="none" fo:color="#000000" loext:opacity="100%" style:font-name="Google Sans" fo:font-size="13pt" fo:letter-spacing="normal" fo:font-style="normal" fo:font-weight="normal" style:font-size-asian="13pt" style:font-size-complex="13pt"/>
    </style:style>
    <style:style style:name="T15" style:family="text">
      <style:text-properties fo:font-variant="normal" fo:text-transform="none" fo:color="#000000" loext:opacity="100%" style:font-name="Calibri" fo:font-size="8.39999961853027pt" fo:letter-spacing="normal" fo:font-style="normal" fo:font-weight="normal"/>
    </style:style>
    <style:style style:name="T16" style:family="text">
      <style:text-properties fo:font-variant="normal" fo:text-transform="none" fo:color="#000000" loext:opacity="100%" style:font-name="Calibri" fo:letter-spacing="normal" fo:font-style="normal" fo:font-weight="normal"/>
    </style:style>
    <style:style style:name="T17" style:family="text">
      <style:text-properties fo:font-variant="normal" fo:text-transform="none" fo:color="#000000" loext:opacity="100%" style:font-name="Calibri" fo:font-size="13pt" fo:letter-spacing="normal" fo:font-style="normal" fo:font-weight="normal" style:font-size-asian="13pt" style:font-size-complex="13pt"/>
    </style:style>
    <style:style style:name="T18" style:family="text">
      <style:text-properties fo:font-variant="normal" fo:text-transform="none" fo:color="#000000" loext:opacity="100%" fo:letter-spacing="normal"/>
    </style:style>
    <style:style style:name="T19" style:family="text">
      <style:text-properties fo:font-variant="normal" fo:text-transform="none" fo:color="#000000" loext:opacity="100%" style:font-name="Proxima Nova SemiBold" fo:font-size="9.60000038146973pt" fo:letter-spacing="normal" fo:font-style="normal" fo:font-weight="normal" fo:background-color="transparent" loext:char-shading-value="0" loext:padding="0in" loext:border="none"/>
    </style:style>
    <style:style style:name="T20" style:family="text">
      <style:text-properties fo:font-variant="normal" fo:text-transform="none" fo:color="#000000" loext:opacity="100%" style:font-name="Proxima Nova SemiBold" fo:letter-spacing="normal" fo:font-style="normal" fo:font-weight="normal" fo:background-color="transparent" loext:char-shading-value="0" loext:padding="0in" loext:border="none"/>
    </style:style>
    <style:style style:name="T21" style:family="text">
      <style:text-properties fo:font-variant="normal" fo:text-transform="none" fo:color="#000000" loext:opacity="100%" style:font-name="Proxima Nova SemiBold" fo:font-size="13pt" fo:letter-spacing="normal" fo:font-style="normal" fo:font-weight="normal" fo:background-color="transparent" loext:char-shading-value="0" style:font-size-asian="13pt" style:font-size-complex="13pt" loext:padding="0in" loext:border="none"/>
    </style:style>
    <style:style style:name="T22" style:family="text">
      <style:text-properties fo:font-variant="normal" fo:text-transform="none" fo:color="#000000" loext:opacity="100%" fo:font-size="13pt" fo:letter-spacing="normal" style:font-size-asian="13pt" style:font-size-complex="13pt"/>
    </style:style>
    <style:style style:name="T23" style:family="text">
      <style:text-properties fo:font-variant="normal" fo:text-transform="none" fo:color="#000000" loext:opacity="100%" fo:font-size="13pt" fo:letter-spacing="normal" fo:font-style="normal" fo:font-weight="normal" style:font-size-asian="13pt" style:font-size-complex="13pt"/>
    </style:style>
    <style:style style:name="T24"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in" loext:border="none"/>
    </style:style>
    <style:style style:name="T25" style:family="text">
      <style:text-properties fo:font-variant="normal" fo:text-transform="none" fo:color="#000000" loext:opacity="100%" style:font-name="Arial Narrow" fo:font-size="13pt" fo:letter-spacing="normal" fo:font-style="normal" fo:font-weight="normal" style:font-size-asian="13pt" style:font-size-complex="13pt"/>
    </style:style>
    <style:style style:name="T26" style:family="text">
      <style:text-properties fo:font-variant="normal" fo:text-transform="none" fo:color="#000000" loext:opacity="100%" style:font-name="Arial Narrow" fo:font-size="13pt" fo:letter-spacing="normal" fo:font-style="normal" fo:font-weight="normal" fo:background-color="transparent" loext:char-shading-value="0" style:font-size-asian="13pt" style:font-size-complex="13pt" loext:padding="0in" loext:border="none"/>
    </style:style>
    <style:style style:name="T27" style:family="text">
      <style:text-properties fo:font-variant="normal" fo:text-transform="none" fo:color="#000000" loext:opacity="100%" style:font-name="Arial Narrow" fo:font-size="13pt" fo:letter-spacing="normal" style:font-size-asian="13pt" style:font-size-complex="13pt"/>
    </style:style>
    <style:style style:name="T28" style:family="text">
      <style:text-properties fo:font-variant="normal" fo:text-transform="none" fo:color="#000000" loext:opacity="100%" style:font-name="Calibri Light" fo:font-size="13pt" fo:letter-spacing="normal" fo:font-style="normal" fo:font-weight="normal" style:font-size-asian="13pt" style:font-size-complex="13pt"/>
    </style:style>
    <style:style style:name="T29" style:family="text">
      <style:text-properties fo:font-variant="normal" fo:text-transform="none" fo:color="#000000" loext:opacity="100%" style:font-name="Calibri Light" fo:font-size="13pt" fo:letter-spacing="normal" fo:font-style="normal" fo:font-weight="normal" fo:background-color="transparent" loext:char-shading-value="0" style:font-size-asian="13pt" style:font-size-complex="13pt" loext:padding="0in" loext:border="none"/>
    </style:style>
    <style:style style:name="T30" style:family="text">
      <style:text-properties fo:font-variant="normal" fo:text-transform="none" fo:color="#000000" loext:opacity="100%" style:font-name="Calibri Light" fo:font-size="13pt" fo:letter-spacing="normal" style:font-size-asian="13pt" style:font-size-complex="13pt"/>
    </style:style>
    <style:style style:name="T31" style:family="text">
      <style:text-properties fo:font-variant="normal" fo:text-transform="none" fo:color="#000000" loext:opacity="100%" style:font-name="Comic Sans MS" fo:font-size="13pt" fo:letter-spacing="normal" fo:font-style="normal" fo:font-weight="normal" style:font-size-asian="13pt" style:font-size-complex="13pt"/>
    </style:style>
    <style:style style:name="T32" style:family="text">
      <style:text-properties fo:font-variant="normal" fo:text-transform="none" fo:color="#000000" loext:opacity="100%" style:font-name="Comic Sans MS" fo:font-size="13pt" fo:letter-spacing="normal" fo:font-style="normal" fo:font-weight="normal" fo:background-color="transparent" loext:char-shading-value="0" style:font-size-asian="13pt" style:font-size-complex="13pt" loext:padding="0in" loext:border="none"/>
    </style:style>
    <style:style style:name="T33" style:family="text">
      <style:text-properties fo:font-variant="normal" fo:text-transform="none" fo:color="#000000" loext:opacity="100%" style:font-name="Comic Sans MS" fo:font-size="13pt" fo:letter-spacing="normal" style:font-size-asian="13pt" style:font-size-complex="13pt"/>
    </style:style>
    <style:style style:name="T34" style:family="text">
      <style:text-properties fo:font-variant="normal" fo:text-transform="none" style:font-name="Google Sans" fo:font-size="13.1999998092651pt" fo:letter-spacing="normal" fo:font-style="normal" fo:font-weight="normal"/>
    </style:style>
    <style:style style:name="T35" style:family="text">
      <style:text-properties fo:font-variant="normal" fo:text-transform="none" style:font-name="Google Sans" fo:letter-spacing="normal" fo:font-style="normal" fo:font-weight="normal"/>
    </style:style>
    <style:style style:name="T36" style:family="text">
      <style:text-properties fo:font-variant="normal" fo:text-transform="none" fo:color="#d3cfca" loext:opacity="100%" style:font-name="Proxima Nova SemiBold" fo:font-size="9.60000038146973pt" fo:letter-spacing="normal" fo:font-style="normal" fo:font-weight="normal" fo:background-color="transparent" loext:char-shading-value="0" loext:padding="0in" loext:border="none"/>
    </style:style>
    <style:style style:name="T37" style:family="text">
      <style:text-properties fo:font-variant="normal" fo:text-transform="none" style:font-name="Calibri" fo:font-size="8.39999961853027pt" fo:letter-spacing="normal" fo:font-style="normal" fo:font-weight="normal"/>
    </style:style>
    <style:style style:name="T38" style:family="text">
      <style:text-properties fo:font-variant="normal" fo:text-transform="none" fo:letter-spacing="normal"/>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style:font-name="Proxima Nova SemiBold" fo:font-size="9.60000038146973pt" fo:letter-spacing="normal" fo:font-style="normal" fo:font-weight="normal" fo:background-color="transparent" loext:char-shading-value="0" loext:padding="0in" loext:border="none"/>
    </style:style>
    <style:style style:name="T41" style:family="text">
      <style:text-properties fo:font-variant="normal" fo:text-transform="none" fo:font-size="13pt" fo:letter-spacing="normal" fo:font-style="normal" fo:font-weight="normal" style:font-size-asian="13pt" style:font-size-complex="13pt"/>
    </style:style>
    <style:style style:name="T42" style:family="text">
      <style:text-properties fo:font-variant="normal" fo:text-transform="none" style:font-name="Arial Narrow" fo:font-size="13pt" fo:letter-spacing="normal" fo:font-style="normal" fo:font-weight="normal" style:font-size-asian="13pt" style:font-size-complex="13pt"/>
    </style:style>
    <style:style style:name="T43" style:family="text">
      <style:text-properties fo:font-variant="normal" fo:text-transform="none" style:font-name="Calibri Light" fo:font-size="13pt" fo:letter-spacing="normal" fo:font-style="normal" fo:font-weight="normal" style:font-size-asian="13pt" style:font-size-complex="13pt"/>
    </style:style>
    <style:style style:name="T44" style:family="text">
      <style:text-properties fo:font-variant="normal" fo:text-transform="none" style:font-name="Comic Sans MS" fo:font-size="13pt" fo:letter-spacing="normal" fo:font-style="normal" fo:font-weight="normal" style:font-size-asian="13pt" style:font-size-complex="13pt"/>
    </style:style>
    <style:style style:name="T45" style:family="text">
      <style:text-properties fo:color="#000000" loext:opacity="100%"/>
    </style:style>
    <style:style style:name="T46" style:family="text">
      <style:text-properties fo:color="#000000" loext:opacity="100%" style:font-name="Verdana"/>
    </style:style>
    <style:style style:name="T47" style:family="text">
      <style:text-properties fo:color="#000000" loext:opacity="100%" style:font-name="Verdana" fo:font-size="7.80000019073486pt"/>
    </style:style>
    <style:style style:name="T48" style:family="text">
      <style:text-properties fo:color="#000000" loext:opacity="100%" style:font-name="Verdana" fo:font-size="13pt" style:font-size-asian="13pt" style:font-size-complex="13pt"/>
    </style:style>
    <style:style style:name="T49" style:family="text">
      <style:text-properties fo:color="#000000" loext:opacity="100%" fo:font-size="13pt" style:font-size-asian="13pt" style:font-size-complex="13pt"/>
    </style:style>
    <style:style style:name="T50" style:family="text">
      <style:text-properties fo:color="#000000" loext:opacity="100%" style:font-name="Arial Narrow" fo:font-size="13pt" style:font-size-asian="13pt" style:font-size-complex="13pt"/>
    </style:style>
    <style:style style:name="T51" style:family="text">
      <style:text-properties fo:color="#000000" loext:opacity="100%" style:font-name="Calibri Light" fo:font-size="13pt" style:font-size-asian="13pt" style:font-size-complex="13pt"/>
    </style:style>
    <style:style style:name="T52" style:family="text">
      <style:text-properties fo:color="#000000" loext:opacity="100%" style:font-name="Comic Sans MS" fo:font-size="13pt" style:font-size-asian="13pt" style:font-size-complex="13pt"/>
    </style:style>
    <style:style style:name="T53" style:family="text">
      <style:text-properties style:font-name="Verdana"/>
    </style:style>
    <style:style style:name="T54" style:family="text">
      <style:text-properties style:font-name="Verdana" fo:font-size="7.80000019073486pt"/>
    </style:style>
    <style:style style:name="T55" style:family="text">
      <style:text-properties style:font-name="Verdana" fo:font-size="13pt" style:font-size-asian="13pt" style:font-size-complex="13pt"/>
    </style:style>
    <style:style style:name="T56" style:family="text">
      <style:text-properties style:font-name="Calibri" fo:font-style="normal" fo:font-weight="normal"/>
    </style:style>
    <style:style style:name="T57" style:family="text">
      <style:text-properties style:font-name="Calibri" fo:font-size="8.39999961853027pt" fo:font-style="normal" fo:font-weight="normal"/>
    </style:style>
    <style:style style:name="T58" style:family="text">
      <style:text-properties fo:font-size="13pt" style:font-size-asian="13pt" style:font-size-complex="13pt"/>
    </style:style>
    <style:style style:name="T59" style:family="text">
      <style:text-properties style:font-name="Arial Narrow" fo:font-size="13pt" style:font-size-asian="13pt" style:font-size-complex="13pt"/>
    </style:style>
    <style:style style:name="T60" style:family="text">
      <style:text-properties style:font-name="Calibri Light" fo:font-size="13pt" style:font-size-asian="13pt" style:font-size-complex="13pt"/>
    </style:style>
    <style:style style:name="T61" style:family="text">
      <style:text-properties style:font-name="Comic Sans MS" fo:font-size="13pt" style:font-size-asian="13pt" style:font-size-complex="13pt"/>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6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6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1"> Automation Engineer </text:span></text:span></text:p>
      <text:p text:style-name="P3"><text:span text:style-name="Strong_20_Emphasis"><text:span text:style-name="T31"/></text:span></text:p>
      <text:p text:style-name="P3"><text:span text:style-name="Strong_20_Emphasis"><text:span text:style-name="T31">Primary Skills:</text:span></text:span></text:p>
      <text:list xml:id="list4146528183" text:style-name="L1">
        <text:list-item>
          <text:p text:style-name="P7">Hands-on experience on writing automation script using Python / Golang, PowerShell / Bash, Shell/SQL, Java Scripts etc. for on-premises as well as Public Cloud workloads.</text:p>
        </text:list-item>
        <text:list-item>
          <text:p text:style-name="P7">Excellent understanding of programming constructs (Python/JavaScript/SQL/Shell)</text:p>
        </text:list-item>
        <text:list-item>
          <text:p text:style-name="P7">Exposure to automation tools such as IpSoft, Automation Anywhere, Ansible etc.</text:p>
        </text:list-item>
        <text:list-item>
          <text:p text:style-name="P7">Experience with the software development life cycle, CI/CD, GIT, and code build pipelines. Hands-on experience on Gitlab is an added advantage.</text:p>
        </text:list-item>
        <text:list-item>
          <text:p text:style-name="P8">Experience with one or more of the databases platforms is a plus - Oracle, PostgreSQL, MSSQL, Sybase</text:p>
        </text:list-item>
      </text:list>
      <text:p text:style-name="P3"><text:span text:style-name="T52"><text:line-break/></text:span><text:span text:style-name="Strong_20_Emphasis"><text:span text:style-name="T31">We're looking for a Automation Developer to:</text:span></text:span></text:p>
      <text:list xml:id="list3063028650" text:style-name="L2">
        <text:list-item>
          <text:p text:style-name="P9">Build Self-service and Self-healing capability for most of the administrative tasks for Database Platform in Cloud and On-Prem</text:p>
        </text:list-item>
        <text:list-item>
          <text:p text:style-name="P9">Partner and collaborate with operations experts across the organization to deliver end to end automated solutions in a dynamic environment</text:p>
        </text:list-item>
        <text:list-item>
          <text:p text:style-name="P9">Automate the TOIL for efficiency, enhance customer experience on delivery of the Database Services and reduce MTTR on any outages.</text:p>
        </text:list-item>
        <text:list-item>
          <text:p text:style-name="P9">Learn new technologies and practices, reuse strategic platforms and standards, evaluate options, and make decisions with long-term sustainability in mind</text:p>
        </text:list-item>
        <text:list-item>
          <text:p text:style-name="P9">Work in an agile way as part of multi-disciplinary teams, participate in agile ceremonies, and collaborate with engineers and product managers.</text:p>
        </text:list-item>
        <text:list-item>
          <text:p text:style-name="P9">Implement Monitoring Maturity with SLI, driving clear SLO and SLA.</text:p>
        </text:list-item>
        <text:list-item>
          <text:p text:style-name="P10">Apply a broad range of engineering practices with a focus on reliability, from instrumentation, performance analysis, and log analytics to automated testing, deployment, and operations</text:p>
        </text:list-item>
      </text:list>
      <text:p text:style-name="P3"><text:soft-page-break/><text:span text:style-name="T52"><text:line-break/></text:span><text:span text:style-name="Strong_20_Emphasis"><text:span text:style-name="T31">Your expertise</text:span></text:span></text:p>
      <text:list xml:id="list1507580386" text:style-name="L3">
        <text:list-item>
          <text:p text:style-name="P11">Ideally 4 to 5 years of hands-on experience as a developer in automation tasks using efficient technologies.</text:p>
        </text:list-item>
        <text:list-item>
          <text:p text:style-name="P11">Hands-on experience on writing automation script using Python / Golang, PowerShell / Bash, Shell/SQL, Java Scripts etc. for on-premise as well as Public Cloud workloads.</text:p>
        </text:list-item>
        <text:list-item>
          <text:p text:style-name="P11">Excellent understanding of programming constructs (Python/JavaScript/SQL/Shell)</text:p>
        </text:list-item>
        <text:list-item>
          <text:p text:style-name="P11">Exposure to automation tools such as IpSoft, Automation Anywhere, Ansible etc.</text:p>
        </text:list-item>
        <text:list-item>
          <text:p text:style-name="P11">Experience with common SRE tools such as Configuration, Alerting, Observability.</text:p>
        </text:list-item>
        <text:list-item>
          <text:p text:style-name="P11">Experience with the software development life cycle, CI/CD, GIT, and code build pipelines. Hands-on experience on Gitlab is an added advantage.</text:p>
        </text:list-item>
        <text:list-item>
          <text:p text:style-name="P11">Familiar with infrastructure as code tooling (CloudFormation, Terraform, ARM)</text:p>
        </text:list-item>
        <text:list-item>
          <text:p text:style-name="P11">Experience in designing and developing workflow in ServiceNow can be beneficial</text:p>
        </text:list-item>
        <text:list-item>
          <text:p text:style-name="P11">Experience with one or more of the databases platforms is a plus - Oracle, PostgreSQL, MSSQL, Sybase</text:p>
        </text:list-item>
        <text:list-item>
          <text:p text:style-name="P11">Strong communication and collaboration skills</text:p>
        </text:list-item>
        <text:list-item>
          <text:p text:style-name="P12">Self-driven, passionate professional with minimal need of supervision</text:p>
        </text:list-item>
      </text:list>
      <text:p text:style-name="P13"/>
      <text:p text:style-name="P13"/>
      <text:p text:style-name="P6"><text:span text:style-name="Strong_20_Emphasis"><text:span text:style-name="T61">Title:</text:span></text:span><text:span text:style-name="T61"> Automation Engineer (4 Positions Available)</text:span></text:p>
      <text:p text:style-name="P30"><text:span text:style-name="Strong_20_Emphasis"><text:span text:style-name="T52">Locations:</text:span></text:span><text:span text:style-name="T52"> Remote or Eagan, MN or Raleigh, NC</text:span></text:p>
      <text:p text:style-name="P30"><text:span text:style-name="Strong_20_Emphasis"><text:span text:style-name="T52">Pay Rate:</text:span></text:span><text:span text:style-name="T52"> $63/HR to $65/HR</text:span></text:p>
      <text:p text:style-name="P30"><text:span text:style-name="Strong_20_Emphasis"><text:span text:style-name="T52">Term</text:span></text:span><text:span text:style-name="T52">: Contract 12 months</text:span></text:p>
      <text:p text:style-name="P31"/>
      <text:p text:style-name="P31">***Due to the required clearance with our government client, only US Citizens, Green Card and Green Card EAD holders may be considered. Clearance requires <text:soft-page-break/>that the candidates have resided in the US for the past five years. The selected candidate cannot have left the country for longer than 90 consecutive days and no more than 180 cumulative days***</text:p>
      <text:p text:style-name="P30"><text:span text:style-name="Strong_20_Emphasis"><text:span text:style-name="T52"> </text:span></text:span></text:p>
      <text:p text:style-name="P30"><text:span text:style-name="Strong_20_Emphasis"><text:span text:style-name="T52">Overview:</text:span></text:span></text:p>
      <text:p text:style-name="P31">§ The candidate will provide expert level infrastructure and network management and automation support.</text:p>
      <text:p text:style-name="P31">§ Maintain smooth operation of multi-user computer systems, including coordination with network, software, and system engineers, project managers, end users, and customer and IT management.</text:p>
      <text:p text:style-name="P31">§ Recommend and implement system enhancements that will improve the performance and reliability of the system including installing, upgrading/patching, monitoring, problem resolution, and configuration management.</text:p>
      <text:p text:style-name="P31">§ Test new releases of products to ensure compatibility and minimize user impact.</text:p>
      <text:p text:style-name="P31">§ Develop, document, and automate technical processes and procedures as needed.</text:p>
      <text:p text:style-name="P31">§ Adhere to strict Information Systems security guidelines in all cases.</text:p>
      <text:p text:style-name="P31"> </text:p>
      <text:p text:style-name="P30"><text:span text:style-name="Strong_20_Emphasis"><text:span text:style-name="T52">Basic Qualifications</text:span></text:span><text:span text:style-name="T52">:</text:span></text:p>
      <text:p text:style-name="P31">§ Strong Experience of automation/orchestration using any of the following: Chef, Ansible, Ansible Tower, Terraform, YAML, Jenkins, Puppet or equivalent.</text:p>
      <text:p text:style-name="P31">§ Fluency in at least one scripting language (Python, Perl, Ruby or equivalent)</text:p>
      <text:p text:style-name="P31">§ Basic understanding of modern operating systems and network technologies sufficient to automate associated processes.</text:p>
      <text:p text:style-name="P31">§ Ability to troubleshoot equipment problems and perform complex system tests</text:p>
      <text:p text:style-name="P31">§ Develop and maintain accurate documentation for internal procedures and services</text:p>
      <text:p text:style-name="P31">§ Ability to automate solutions to repetitive problems/tasks</text:p>
      <text:p text:style-name="P31">§ Strong background in shell scripting</text:p>
      <text:p text:style-name="P31">§ Ability to use a wide variety of open-source technologies and cloud services</text:p>
      <text:p text:style-name="P31"><text:soft-page-break/>§ Integration of Git, in continuous deployment</text:p>
      <text:p text:style-name="P31">§ Strong experience with DevOps automation tools like Docker, Ansible.</text:p>
      <text:p text:style-name="P31">§ Experience with DevOps monitoring tools like Nagios, Splunk.</text:p>
      <text:p text:style-name="P31">§ Knowledge of best practices and IT operations in an always-up, always-available service</text:p>
      <text:p text:style-name="P31">§ Creative thinking skills</text:p>
      <text:p text:style-name="P31">§ Detail-oriented personality</text:p>
      <text:p text:style-name="P31">§ Ability to communicate well to other members of the development team</text:p>
      <text:p text:style-name="P31"/>
      <text:p text:style-name="P30"><text:span text:style-name="Strong_20_Emphasis"><text:span text:style-name="T52">Desired Skills:</text:span></text:span></text:p>
      <text:p text:style-name="P31">§ Significant experience with networking equipment and the APIs they offer</text:p>
      <text:p text:style-name="P31">§ Strong understanding of cloud networking at scale</text:p>
      <text:p text:style-name="P31">§ Ability to break down complex networking concepts and present them in a concise way</text:p>
      <text:p text:style-name="P31"><text:line-break/></text:p>
      <text:p text:style-name="P31"><text:span text:style-name="T39">DevOps Engineer @NY // Remote // Full Time with Benefits</text:span> </text:p>
      <text:p text:style-name="P31"/>
      <text:p text:style-name="P31"/>
      <text:p text:style-name="P21">DevOps Engineer</text:p>
      <text:p text:style-name="P22">New York City, NY // Remote</text:p>
      <text:p text:style-name="P23">Responsibilities:</text:p>
      <text:list xml:id="list3766124429" text:style-name="L4">
        <text:list-item>
          <text:p text:style-name="P24">Responsible for engineering, deploying, and maintaining predominantly Windows based infrastructure technology for business projects and operational needs.</text:p>
        </text:list-item>
        <text:list-item>
          <text:p text:style-name="P25">Own the monitoring of production system alerts and remediation of issues within the SLA. Maintain 24x7x365 uptime for all critical production systems (requires off hours support).</text:p>
        </text:list-item>
        <text:list-item>
          <text:p text:style-name="P25">Build, configure and support development, QA and production application environments and all underlying on-prem server and network infrastructure and cloud-based services.</text:p>
        </text:list-item>
        <text:list-item>
          <text:p text:style-name="P25"><text:soft-page-break/>Lead the effort to improve stability, resiliency performance and capacity monitoring by leveraging Application Performance Monitoring (APM) tools, centralized logging, infrastructure monitoring scripts, and other open source and commercial tools.</text:p>
        </text:list-item>
        <text:list-item>
          <text:p text:style-name="P25">Coordinate and complete monthly patching, security hardening, vulnerability scanning and remediation activities in production and corporate IT environments.</text:p>
        </text:list-item>
        <text:list-item>
          <text:p text:style-name="P25">Configure and support tools for automating software builds, application releases and configuration management by leveraging DevOps tools and internal scripts.</text:p>
        </text:list-item>
        <text:list-item>
          <text:p text:style-name="P25">Collaborate with engineering team on third party application integrations (data exchanges, APIs, etc.)· Research, evaluate, implement, document and support IT solutions to meet business requirements.</text:p>
        </text:list-item>
        <text:list-item>
          <text:p text:style-name="P25">Act as a point of escalation, provide guidance and ensure service delivery by the third-party service providers (MSP, MSSP, Data centers, and others) for infrastructure support related matters.</text:p>
        </text:list-item>
        <text:list-item>
          <text:p text:style-name="P25">Research, deploy and maintain security tools and controls to protect the environment and end users from cyber-attacks.· Maintain, test, and automate operational runbooks, Disaster Recovery procedures, configuration management tasks.</text:p>
        </text:list-item>
        <text:list-item>
          <text:p text:style-name="P25">Schedule, monitor and validate backup jobs for system and network configurations, databases, source code repositories.</text:p>
        </text:list-item>
        <text:list-item>
          <text:p text:style-name="P25">Configure and maintain on-prem hypervisors and virtual machines, AWS, and Azure services</text:p>
        </text:list-item>
        <text:list-item>
          <text:p text:style-name="P25">Provide management reports and KPIs for service, capacity, and incident management disciplines.</text:p>
        </text:list-item>
        <text:list-item>
          <text:p text:style-name="P25">Follow service management rules for documenting all work in the ticketing system and adhere to change management process.</text:p>
        </text:list-item>
        <text:list-item>
          <text:p text:style-name="P25"><text:soft-page-break/>Regularly publish and keep current standard operating procedures, infrastructure, and network diagrams, and configuration guidelines.</text:p>
        </text:list-item>
        <text:list-item>
          <text:p text:style-name="P25">Administer and maintain Active Directory, GPOs, IIS and other system configurations.</text:p>
        </text:list-item>
        <text:list-item>
          <text:p text:style-name="P25">Maintain configurations of firewalls, switches, VPN, encryption tools.</text:p>
        </text:list-item>
        <text:list-item>
          <text:p text:style-name="P25">Develop Powershell scripts to automate routine tasks, enhance monitoring and reporting capabilities.</text:p>
        </text:list-item>
      </text:list>
      <text:p text:style-name="P23">Qualifications:</text:p>
      <text:list xml:id="list1998329279" text:style-name="L5">
        <text:list-item>
          <text:p text:style-name="P26">Minimum 5+ years of Windows System Administration or DevOps experience supporting critical production systems.</text:p>
        </text:list-item>
        <text:list-item>
          <text:p text:style-name="P27">Strong knowledge of Powershell, regex, SQL, or Python</text:p>
        </text:list-item>
        <text:list-item>
          <text:p text:style-name="P27">Experience with DevOps continuous integration and deployment automation tools (e.g. TeamCity)</text:p>
        </text:list-item>
        <text:list-item>
          <text:p text:style-name="P27">In-depth experience with Active Directory and related protocols desired (e.g. Kerberos, LDAP, NTP, DNS, DHCP, etc.)</text:p>
        </text:list-item>
        <text:list-item>
          <text:p text:style-name="P27">Strong knowledge of Azure, AD, GPO, Microsoft365.</text:p>
        </text:list-item>
        <text:list-item>
          <text:p text:style-name="P27">Hands on experience with managing AWS cloud services.</text:p>
        </text:list-item>
        <text:list-item>
          <text:p text:style-name="P27">Experience with IIS web server, FTP, and mail server administration.</text:p>
        </text:list-item>
        <text:list-item>
          <text:p text:style-name="P27">Ability to evaluate server/storage hardware, RAID configurations.</text:p>
        </text:list-item>
        <text:list-item>
          <text:p text:style-name="P27">Experiencing with managing system and database backups.</text:p>
        </text:list-item>
        <text:list-item>
          <text:p text:style-name="P27">Aptitude to work independently and multi-task efficiently to meet project due dates and complete assigned tasks on time.</text:p>
        </text:list-item>
        <text:list-item>
          <text:p text:style-name="P27">Experience with system and network security and system hardening.</text:p>
        </text:list-item>
        <text:list-item>
          <text:p text:style-name="P27">Strong understanding of network storage (SAN, NAS).</text:p>
        </text:list-item>
        <text:list-item>
          <text:p text:style-name="P27"><text:soft-page-break/>Strong technical aptitude and ability to research and solve complex issues independently.</text:p>
        </text:list-item>
        <text:list-item>
          <text:p text:style-name="P27">Strong communication and technical documentation skills.</text:p>
        </text:list-item>
        <text:list-item>
          <text:p text:style-name="P27">Strong knowledge of networking concepts and methodologies.</text:p>
        </text:list-item>
      </text:list>
      <text:p text:style-name="P31"/>
      <text:p text:style-name="P31"/>
      <text:p text:style-name="P31"><text:span text:style-name="T39">Devops Engineer - Saudi</text:span> </text:p>
      <text:p text:style-name="P31"/>
      <text:p text:style-name="P31"/>
      <text:p text:style-name="P28">  <text:span text:style-name="T1">Integrate DevOps methodology into development, deployment, and operations lifecycle</text:span></text:p>
      <text:p text:style-name="P29">       <text:span text:style-name="T1">-  Design and implement Continuous Integration/Delivery pipelines</text:span></text:p>
      <text:p text:style-name="P29">       <text:span text:style-name="T1">-  Provision and maintain infrastructure in AWS cloud using IaC tools</text:span></text:p>
      <text:p text:style-name="P29">       <text:span text:style-name="T1">-  Build, manage and operate Kubernetes clusters</text:span></text:p>
      <text:p text:style-name="P14">-  Automate changes to infrastructure configuration using a configuration management tool</text:p>
      <text:p text:style-name="P14">-  Implement tooling/systems for logging, monitoring, alerting to increase visibility about production services and drive action to resolve issues</text:p>
      <text:p text:style-name="P14">-  Follow best practices to ensure fast, secure, reliable and maintainable production environments</text:p>
      <text:p text:style-name="P29"> </text:p>
      <text:p text:style-name="P5"><text:span text:style-name="Strong_20_Emphasis"><text:span text:style-name="T31">Qualifications –</text:span></text:span></text:p>
      <text:p text:style-name="P4"><text:span text:style-name="Strong_20_Emphasis"><text:span text:style-name="T33"> </text:span></text:span></text:p>
      <text:list xml:id="list3829158575" text:style-name="L6">
        <text:list-item>
          <text:p text:style-name="P15">2-5 +  years of experience in the software industry</text:p>
        </text:list-item>
        <text:list-item>
          <text:p text:style-name="P15">Experience working with AWS cloud, or any major cloud provider</text:p>
        </text:list-item>
        <text:list-item>
          <text:p text:style-name="P15">Strong background in Linux, and TCP/IP Networking</text:p>
        </text:list-item>
        <text:list-item>
          <text:p text:style-name="P15">Proficient in scripting using Bash/Python/Go</text:p>
        </text:list-item>
        <text:list-item>
          <text:p text:style-name="P15">Familiar with the different software runtimes (e.g. JVM, Nodejs..etc)</text:p>
        </text:list-item>
        <text:list-item>
          <text:p text:style-name="P15">Experience working with containers &amp; Kubernetes at a high scale</text:p>
        </text:list-item>
        <text:list-item>
          <text:p text:style-name="P15">Good understanding of relational/non-relational databases, caching and messaging systems.</text:p>
        </text:list-item>
        <text:list-item>
          <text:p text:style-name="P15">Extensive knowledge of infrastructure automation tools (e.g. Terraform/Ansible..etc)</text:p>
        </text:list-item>
        <text:list-item>
          <text:p text:style-name="P16"><text:soft-page-break/>Experience building &amp; managing CI/CD systems</text:p>
        </text:list-item>
      </text:list>
      <text:p text:style-name="P17">Exposure to big data and data pipelines is a plus</text:p>
      <text:p text:style-name="P31"/>
      <text:p text:style-name="P31"/>
      <text:p text:style-name="P18">heavily contributing to a Microservices architecture implementation.</text:p>
      <text:p text:style-name="P32"><text:span text:style-name="Strong_20_Emphasis"><text:span text:style-name="T32">Responsibilities and Duties</text:span></text:span></text:p>
      <text:list xml:id="list640602364" text:style-name="L7">
        <text:list-item>
          <text:p text:style-name="P19">Designing and architecting solutions for existing clients, facing applications as they are moved into cloud environments, such as AWS;</text:p>
        </text:list-item>
        <text:list-item>
          <text:p text:style-name="P19">Designing and building tools as well as frameworks that support deploying and managing our platforms;</text:p>
        </text:list-item>
        <text:list-item>
          <text:p text:style-name="P19">Suggesting architecture improvements, recommending process improvements;</text:p>
        </text:list-item>
        <text:list-item>
          <text:p text:style-name="P19">Supporting and troubleshooting scalability, high availability, performance, monitoring, back-up and restores different environments;</text:p>
        </text:list-item>
        <text:list-item>
          <text:p text:style-name="P19">Ensuring critical system security through the use of best-in-class cloud security solutions;</text:p>
        </text:list-item>
        <text:list-item>
          <text:p text:style-name="P19">System troubleshooting and problem-solving across platform and application domains;</text:p>
        </text:list-item>
        <text:list-item>
          <text:p text:style-name="P19">Create, maintain and optimize automated build and deployment pipelines;</text:p>
        </text:list-item>
        <text:list-item>
          <text:p text:style-name="P19">Work with Cloud Infrastructure team on Cloud migration of applications.</text:p>
        </text:list-item>
      </text:list>
      <text:list xml:id="list3872349547" text:style-name="L8">
        <text:list-item>
          <text:p text:style-name="P20">Several years of experience as a DevOps Engineer</text:p>
        </text:list-item>
        <text:list-item>
          <text:p text:style-name="P20">Strong development background in Java</text:p>
        </text:list-item>
        <text:list-item>
          <text:p text:style-name="P20">Experience with Kubernetes</text:p>
        </text:list-item>
        <text:list-item>
          <text:p text:style-name="P20">Ansible know-how</text:p>
        </text:list-item>
        <text:list-item>
          <text:p text:style-name="P20">Experience with AWS and Terraform</text:p>
        </text:list-item>
        <text:list-item>
          <text:p text:style-name="P20">Good English skills, both spoken and written</text:p>
        </text:list-item>
        <text:list-item>
          <text:p text:style-name="P20">Sense of ownership and pride in your performance and impact on the company’s success</text:p>
        </text:list-item>
        <text:list-item>
          <text:p text:style-name="P20">Team Player</text:p>
        </text:list-item>
      </text:list>
      <text:p text:style-name="P31"/>
      <text:p text:style-name="P2"/>
      <text:p text:style-name="P1"><text:soft-page-break/><text:span text:style-name="Strong_20_Emphasis"><text:span text:style-name="T44">Title: Ansible / Red Hat Specialist with ELK tool experience<text:line-break/>Location: Remote<text:line-break/>Duration: 12+ months<text:line-break/><text:line-break/>Description:</text:span></text:span><text:span text:style-name="T61"><text:line-break/></text:span><text:span text:style-name="T44">Please make sure that the candidate has ELK tool experience. </text:span><text:span text:style-name="T61"><text:line-break/></text:span><text:span text:style-name="T44">"ELK " is the acronym for three open-source projects: Elasticsearch, Logstash, and Kibana. </text:span><text:span text:style-name="T61"><text:line-break/></text:span><text:span text:style-name="T44">Elasticsearch is a search and analytics engine.</text:span><text:span text:style-name="T61"><text:line-break/></text:span><text:span text:style-name="T44">Logstash is a server-side data processing pipeline that ingests data from multiple sources simultaneously, transforms it, and then sends it to a "stash " like Elasticsearch.</text:span><text:span text:style-name="T61"><text:line-break/><text:line-break/></text:span><text:span text:style-name="Strong_20_Emphasis"><text:span text:style-name="T44">Activities:</text:span></text:span><text:span text:style-name="T61"><text:line-break/></text:span><text:span text:style-name="T44">Provide daily general support of client managed infrastructure</text:span><text:span text:style-name="T61"><text:line-break/></text:span><text:span text:style-name="T44">Troubleshoot and perform root cause analysis of issues</text:span><text:span text:style-name="T61"><text:line-break/></text:span><text:span text:style-name="T44">Resolve IR and MI tickets related to application and infrastructure monitoring</text:span><text:span text:style-name="T61"><text:line-break/></text:span><text:span text:style-name="T44">Management of Logstash log aggregation and storage</text:span><text:span text:style-name="T61"><text:line-break/></text:span><text:span text:style-name="T44">Perform system maintenance such as disks/firewalls/VMs/migrations/backups/policies/access/patching</text:span><text:span text:style-name="T61"><text:line-break/></text:span><text:span text:style-name="T44">Ansible tasks related to above tasks and support of users</text:span><text:span text:style-name="T61"><text:line-break/></text:span><text:span text:style-name="T44">Use of ELK and monitoring to enhance security</text:span><text:span text:style-name="T61"><text:line-break/></text:span><text:span text:style-name="T44">Continuous ELK APM dashboard integration and management</text:span><text:span text:style-name="T61"><text:line-break/><text:line-break/></text:span><text:span text:style-name="Strong_20_Emphasis"><text:span text:style-name="T44">Skills : </text:span></text:span><text:span text:style-name="T61"><text:line-break/></text:span><text:span text:style-name="T44">RHEL SyAdmin, Security knowledge, Networking knowledge, shell Scripting, Ansible Scripting, Git Admin, Ansible Tower Admin, RH Satellite Admin, RH Insights ELK administrator</text:span><text:span text:style-name="T6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Arial Narrow" svg:font-family="'Arial Narrow'" style:font-family-generic="swiss" style:font-pitch="variable"/>
    <style:font-face style:name="Arial1" svg:font-family="Arial, sans-serif"/>
    <style:font-face style:name="Calibri" svg:font-family="Calibri, Arial, Helvetica"/>
    <style:font-face style:name="Calibri Light" svg:font-family="'Calibri Light'" style:font-family-generic="swiss" style:font-pitch="variable"/>
    <style:font-face style:name="Calibri Light1" svg:font-family="'Calibri Light', sans-serif"/>
    <style:font-face style:name="Calibri1" svg:font-family="Calibri, sans-serif"/>
    <style:font-face style:name="Comic Sans MS" svg:font-family="'Comic Sans MS'" style:font-family-generic="script" style:font-pitch="variable"/>
    <style:font-face style:name="Google Sans" svg:font-family="'Google Sans', Roboto, RobotoDraft,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roxima Nova" svg:font-family="'Proxima Nova'"/>
    <style:font-face style:name="Proxima Nova SemiBold" svg:font-family="'Proxima Nova SemiBold', Helvetica, Arial, sans-serif"/>
    <style:font-face style:name="Verdana" svg:font-family="Verdana"/>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3T22:23:22.420000000</meta:creation-date>
    <dc:date>2022-07-23T22:58:20.948000000</dc:date>
    <meta:editing-duration>PT34M56S</meta:editing-duration>
    <meta:editing-cycles>5</meta:editing-cycles>
    <meta:generator>LibreOffice/7.3.2.2$Windows_X86_64 LibreOffice_project/49f2b1bff42cfccbd8f788c8dc32c1c309559be0</meta:generator>
    <meta:document-statistic meta:table-count="0" meta:image-count="0" meta:object-count="0" meta:page-count="9" meta:paragraph-count="139" meta:word-count="1781" meta:character-count="12620" meta:non-whitespace-character-count="11004"/>
  </office:meta>
</office:document-meta>
</file>